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125cm"/>
    </style:style>
    <style:style style:name="co3" style:family="table-column">
      <style:table-column-properties fo:break-before="auto" style:column-width="5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22">
      <style:text-properties style:font-name="Times New Roman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>
            <text:p>№</text:p>
          </table:table-cell>
          <table:table-cell table:style-name="ce3" office:value-type="string">
            <text:p>Работы/материалы</text:p>
          </table:table-cell>
          <table:table-cell table:style-name="ce3" office:value-type="string">
            <text:p>Стоимость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Входная дверь + портал+ установка</text:p>
          </table:table-cell>
          <table:table-cell office:value-type="float" office:value="43050">
            <text:p><text:s/>43 050,00 ₽ 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Сантехника (Канализация, водоснабжение, фитинги) </text:p>
          </table:table-cell>
          <table:table-cell office:value-type="float" office:value="31540">
            <text:p><text:s/>31 540,00 ₽ 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Сантехника (ГБУ жилищник) и перекрытие стояка</text:p>
          </table:table-cell>
          <table:table-cell office:value-type="float" office:value="4082">
            <text:p><text:s/>4 082,00 ₽ 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Сантехника (ГБУ жилищник) работа</text:p>
          </table:table-cell>
          <table:table-cell office:value-type="float" office:value="15000">
            <text:p><text:s/>15 000,00 ₽ 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Плитка и затирка</text:p>
          </table:table-cell>
          <table:table-cell office:value-type="float" office:value="48400">
            <text:p><text:s/>48 400,00 ₽ 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Полотенцесушитель и углы</text:p>
          </table:table-cell>
          <table:table-cell office:value-type="float" office:value="9800">
            <text:p><text:s/>9 800,00 ₽ 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Акт 1 о работе и оказании услуг от бригадир</text:p>
          </table:table-cell>
          <table:table-cell office:value-type="float" office:value="95480">
            <text:p><text:s/>95 480,00 ₽ 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Материалы от бригадира</text:p>
          </table:table-cell>
          <table:table-cell office:value-type="float" office:value="10636">
            <text:p><text:s/>10 636,00 ₽ 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Розетки и выключатели + мелочь для ванны</text:p>
          </table:table-cell>
          <table:table-cell office:value-type="float" office:value="10770">
            <text:p><text:s/>10 770,00 ₽ 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Ванная + туалет + мелочи+ тумбы</text:p>
          </table:table-cell>
          <table:table-cell office:value-type="float" office:value="70677">
            <text:p><text:s/>70 677,00 ₽ 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Сифоны и затирка для пола</text:p>
          </table:table-cell>
          <table:table-cell office:value-type="float" office:value="2101">
            <text:p><text:s/>2 101,00 ₽ 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Мелочи для туалета по сантехнике</text:p>
          </table:table-cell>
          <table:table-cell office:value-type="float" office:value="490">
            <text:p><text:s/>490,00 ₽ 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Акт 2 о работе и оказании услуг от бригадира</text:p>
          </table:table-cell>
          <table:table-cell office:value-type="float" office:value="164000">
            <text:p><text:s/>164 000,00 ₽ 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Акт 3 о работе и оказании услуг от бригадира</text:p>
          </table:table-cell>
          <table:table-cell office:value-type="float" office:value="170000">
            <text:p><text:s/>170 000,00 ₽ 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Освещение</text:p>
          </table:table-cell>
          <table:table-cell office:value-type="float" office:value="5979">
            <text:p><text:s/>5 979,00 ₽ 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Все для пола</text:p>
          </table:table-cell>
          <table:table-cell office:value-type="float" office:value="35732">
            <text:p><text:s/>35 732,00 ₽ 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Краска</text:p>
          </table:table-cell>
          <table:table-cell office:value-type="float" office:value="12570">
            <text:p><text:s/>12 570,00 ₽ 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Уголки, герметик, лак</text:p>
          </table:table-cell>
          <table:table-cell office:value-type="float" office:value="1860">
            <text:p><text:s/>1 860,00 ₽ 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Акт 4 о работе и оказании услуг от бригадира</text:p>
          </table:table-cell>
          <table:table-cell office:value-type="float" office:value="165000">
            <text:p><text:s/>165 000,00 ₽ 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Диван</text:p>
          </table:table-cell>
          <table:table-cell office:value-type="float" office:value="43690">
            <text:p><text:s/>43 690,00 ₽ 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Двери</text:p>
          </table:table-cell>
          <table:table-cell office:value-type="float" office:value="38500">
            <text:p><text:s/>38 500,00 ₽ 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Витрина и комод</text:p>
          </table:table-cell>
          <table:table-cell office:value-type="float" office:value="35500">
            <text:p><text:s/>35 500,00 ₽ 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Шкафы купе</text:p>
          </table:table-cell>
          <table:table-cell office:value-type="float" office:value="50000">
            <text:p><text:s/>50 000,00 ₽ 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Кухня </text:p>
          </table:table-cell>
          <table:table-cell office:value-type="float" office:value="138000">
            <text:p><text:s/>138 000,00 ₽ 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Техника на кухню</text:p>
          </table:table-cell>
          <table:table-cell office:value-type="float" office:value="50000">
            <text:p><text:s/>50 000,00 ₽ 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Экраны на радиаторы</text:p>
          </table:table-cell>
          <table:table-cell office:value-type="float" office:value="5000">
            <text:p><text:s/>5 000,00 ₽ 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Прочие мелочи</text:p>
          </table:table-cell>
          <table:table-cell office:value-type="float" office:value="14000">
            <text:p><text:s/>14 000,00 ₽ 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Столы, стулья и вешалка</text:p>
          </table:table-cell>
          <table:table-cell office:value-type="float" office:value="52500">
            <text:p><text:s/>52 500,00 ₽ 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Установка дверей</text:p>
          </table:table-cell>
          <table:table-cell office:value-type="float" office:value="8000">
            <text:p><text:s/>8 000,00 ₽ </text:p>
          </table:table-cell>
        </table:table-row>
        <table:table-row table:style-name="ro2">
          <table:table-cell table:style-name="Default"/>
          <table:table-cell table:style-name="ce5" office:value-type="string">
            <text:p>Итого:</text:p>
          </table:table-cell>
          <table:table-cell table:style-name="ce7" table:formula="of:=SUM([.C3:.C31])" office:value-type="currency" office:currency="RUB" office:value="1332357">
            <text:p>1 332 357,00 руб.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 </number:text>
      <number:number number:decimal-places="2" number:min-integer-digits="1" number:grouping="true"/>
      <number:text> ₽ </number:text>
    </number:number-style>
    <number:number-style style:name="N117P1" style:volatile="true">
      <number:text>-</number:text>
      <number:number number:decimal-places="2" number:min-integer-digits="1" number:grouping="true"/>
      <number:text> ₽ </number:text>
    </number:number-style>
    <number:number-style style:name="N117P2" style:volatile="true">
      <number:text> -</number:text>
      <number:number number:decimal-places="0" number:min-integer-digits="0"/>
      <number:text> ₽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 ₽</number:text>
    </number:number-style>
    <number:number-style style:name="N106">
      <number:text>-</number:text>
      <number:number number:decimal-places="0" number:min-integer-digits="1" number:grouping="true"/>
      <number:text> ₽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₽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₽</number:text>
    </number:number-style>
    <number:number-style style:name="N108">
      <number:text>-</number:text>
      <number:number number:decimal-places="2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₽ </number:text>
    </number:number-style>
    <number:number-style style:name="N115P1" style:volatile="true">
      <number:text>-</number:text>
      <number:number number:decimal-places="0" number:min-integer-digits="1" number:grouping="true"/>
      <number:text> ₽ </number:text>
    </number:number-style>
    <number:number-style style:name="N115P2" style:volatile="true">
      <number:text> - ₽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2">12.09.2023</text:date>, <text:time>19:16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2T19:09:27.72</meta:creation-date>
    <dc:date>2023-09-12T19:16:07.27</dc:date>
    <meta:editing-duration>PT6M39S</meta:editing-duration>
    <meta:editing-cycles>2</meta:editing-cycles>
    <meta:generator>OpenOffice/4.1.13$Win32 OpenOffice.org_project/4113m1$Build-9810</meta:generator>
    <meta:document-statistic meta:table-count="3" meta:cell-count="92" meta:object-count="0"/>
  </office:meta>
</office:document-meta>
</file>